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44.96pt" fo:break-before="auto" style:use-optimal-row-height="false"/>
    </style:style>
    <style:style style:name="ro8" style:family="table-row">
      <style:table-row-properties style:row-height="44.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font-name="Liberation Sans" fo:font-size="10pt" style:font-size-asian="10pt" style:font-size-complex="10pt"/>
    </style:style>
    <style:style style:name="ce6" style:family="table-cell" style:parent-style-name="Default">
      <style:table-cell-properties fo:wrap-option="wrap"/>
      <style:text-properties style:font-name="Liberation Sans" style:font-name-asian="WenQuanYi Micro Hei" style:font-name-complex="Lohit Devanagari"/>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style:font-name-asian="WenQuanYi Micro Hei" style:font-name-complex="Lohit Devanagari" style:font-style-complex="italic" style:font-style-asian="italic" fo:font-style="italic"/>
    </style:style>
    <style:style style:name="T13" style:family="text">
      <style:text-properties style:font-style-complex="italic" style:font-style-asian="italic" fo:font-style="italic"/>
    </style:style>
    <style:style style:name="T14"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Note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7"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text:span text:style-name="T1">Ba</text:span><text:span text:style-name="T2">ç</text:span><text:span text:style-name="T1">ão</text:span> et al 2005</text:p>
          </table:table-cell>
          <table:table-cell table:style-name="ce7" office:value-type="float" office:value="2005" calcext:value-type="float">
            <text:p>2005</text:p>
          </table:table-cell>
          <table:table-cell office:value-type="string" calcext:value-type="string">
            <text:p>electoral districting method</text:p>
          </table:table-cell>
          <table:table-cell table:style-name="ce5"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4">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7"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7"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7"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7"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7"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7"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6" office:value-type="string" calcext:value-type="string">
            <text:p>Cockings et al 2011</text:p>
          </table:table-cell>
          <table:table-cell table:style-name="ce8"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7"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7"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7"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7"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6" office:value-type="string" calcext:value-type="string">
            <text:p>Ferland &amp; Guénette 1990</text:p>
          </table:table-cell>
          <table:table-cell table:style-name="ce8"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7"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7"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7"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7"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7"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7"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7"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7"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7"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7"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7"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6" office:value-type="string" calcext:value-type="string">
            <text:p>Naderi &amp; Kilic 2016</text:p>
          </table:table-cell>
          <table:table-cell table:style-name="ce8"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7"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7"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7" office:value-type="float" office:value="1998" calcext:value-type="float">
            <text:p>1998</text:p>
          </table:table-cell>
          <table:table-cell table:style-name="ce6"/>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7"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7"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7"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7"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6" office:value-type="string" calcext:value-type="string">
            <text:p>Rincón-García et al 2017</text:p>
          </table:table-cell>
          <table:table-cell table:style-name="ce8"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7"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7"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7"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7"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7" office:value-type="float" office:value="1963" calcext:value-type="float">
            <text:p>1963</text:p>
          </table:table-cell>
          <table:table-cell table:style-name="ce6"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7" office:value-type="float" office:value="1995" calcext:value-type="float">
            <text:p>1995</text:p>
          </table:table-cell>
          <table:table-cell office:value-type="string" calcext:value-type="string">
            <text:p>Districting theory and comparison</text:p>
          </table:table-cell>
          <table:table-cell table:style-name="ce6"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7"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7"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7"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7"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7"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7"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7"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7"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7"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7"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7"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7"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7" office:value-type="float" office:value="2004" calcext:value-type="float">
            <text:p>2004</text:p>
          </table:table-cell>
          <table:table-cell table:style-name="ce6"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7"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7" office:value-type="float" office:value="2005" calcext:value-type="float">
            <text:p>2005</text:p>
          </table:table-cell>
          <table:table-cell table:style-name="ce6"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7" office:value-type="float" office:value="2011" calcext:value-type="float">
            <text:p>2011</text:p>
          </table:table-cell>
          <table:table-cell table:style-name="ce6"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7" office:value-type="float" office:value="2012" calcext:value-type="float">
            <text:p>2012</text:p>
          </table:table-cell>
          <table:table-cell table:style-name="ce6"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7" office:value-type="float" office:value="2016" calcext:value-type="float">
            <text:p>2016</text:p>
          </table:table-cell>
          <table:table-cell table:style-name="ce6"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7"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7"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7"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7"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7"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7"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7"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7"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7"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7"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7"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7"/>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7"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6" office:value-type="string" calcext:value-type="string">
            <text:p>Marcińczak et al 2015</text:p>
          </table:table-cell>
          <table:table-cell table:style-name="ce7"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7"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text:span text:style-name="T3">Urban Geography</text:span>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a</text:p>
          </table:table-cell>
          <table:table-cell table:style-name="ce7" office:value-type="float" office:value="2018" calcext:value-type="float">
            <text:p>2018</text:p>
          </table:table-cell>
          <table:table-cell/>
          <table:table-cell office:value-type="string" calcext:value-type="string">
            <text:p>OECD (2018). <text:span text:style-name="T4">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OECD 2018b</text:p>
          </table:table-cell>
          <table:table-cell table:style-name="ce7" office:value-type="float" office:value="2018" calcext:value-type="float">
            <text:p>2018</text:p>
          </table:table-cell>
          <table:table-cell/>
          <table:table-cell table:style-name="ce6" office:value-type="string" calcext:value-type="string">
            <text:p><text:span text:style-name="T9">OECD (2018). </text:span><text:span text:style-name="T11">Education at a glance 2018</text:span><text:span text:style-name="T12">. </text:span><text:span text:style-name="T11">OECD Publications</text:span><text:span text:style-name="T9"> 2018.</text:span></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7" office:value-type="float" office:value="2010" calcext:value-type="float">
            <text:p>2010</text:p>
          </table:table-cell>
          <table:table-cell/>
          <table:table-cell office:value-type="string" calcext:value-type="string">
            <text:p>Riitaoja, A. L. (2010). <text:span text:style-name="T4">Asuinalueiden ja koulujen eriytyminen Helsingissä: Yhteiskunnalliset ja kasvatukselliset haasteet</text:span><text:span text:style-name="T13">.</text:span> <text:span text:style-name="T3">Terra </text:span>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7" office:value-type="float" office:value="2003" calcext:value-type="float">
            <text:p>2003</text:p>
          </table:table-cell>
          <table:table-cell/>
          <table:table-cell office:value-type="string" calcext:value-type="string">
            <text:p>Saporito, S. (2003). Private choices, public consequences: Magnet school choice and segregation by race and poverty. <text:span text:style-name="T3">Social problems</text:span>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7"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7"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7"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text:span text:style-name="T3">Opetus- ja kulttuuriministeriön työryhmämuistioita ja selvityksiä</text:span>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7"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7"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7"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7"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7" office:value-type="float" office:value="2011" calcext:value-type="float">
            <text:p>2011</text:p>
          </table:table-cell>
          <table:table-cell table:number-columns-repeated="1021"/>
        </table:table-row>
        <table:table-row table:style-name="ro7">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office:value-type="float" office:value="2018" calcext:value-type="float">
            <text:p>2018</text:p>
          </table:table-cell>
          <table:table-cell office:value-type="string" calcext:value-type="string">
            <text:p>oppilasalueet</text:p>
          </table:table-cell>
          <table:table-cell table:number-columns-repeated="1020"/>
        </table:table-row>
        <table:table-row table:style-name="ro7">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7">
          <table:table-cell office:value-type="string" calcext:value-type="string">
            <text:p>x</text:p>
          </table:table-cell>
          <table:table-cell office:value-type="string" calcext:value-type="string">
            <text:p>van Ham &amp; Tammaru 2016</text:p>
          </table:table-cell>
          <table:table-cell office:value-type="float" office:value="2016" calcext:value-type="float">
            <text:p>2016</text:p>
          </table:table-cell>
          <table:table-cell/>
          <table:table-cell office:value-type="string" calcext:value-type="string">
            <text:p>van Ham, M.; Tammaru, T. (2016). <text:span text:style-name="T3">New perspectives on ethnic segregation over time and space. A domains approach.</text:span> <text:span text:style-name="T3">Urban Geography</text:span>, 37(7), 953-962.</text:p>
          </table:table-cell>
          <table:table-cell table:number-columns-repeated="1019"/>
        </table:table-row>
        <table:table-row table:style-name="ro8">
          <table:table-cell office:value-type="string" calcext:value-type="string">
            <text:p>x</text:p>
          </table:table-cell>
          <table:table-cell office:value-type="string" calcext:value-type="string">
            <text:p>Boterman &amp; Musterd 2016</text:p>
          </table:table-cell>
          <table:table-cell office:value-type="float" office:value="2016" calcext:value-type="float">
            <text:p>2016</text:p>
          </table:table-cell>
          <table:table-cell/>
          <table:table-cell office:value-type="string" calcext:value-type="string">
            <text:p>Boterman, W. R.; Musterd, S. (2016).<text:span text:style-name="T3"> </text:span><text:span text:style-name="T4">Cocooning urban life: Exposure to diversity in neighbourhoods, workplaces and transport</text:span><text:span text:style-name="T3">.</text:span> <text:span text:style-name="T3">Cities</text:span>, 59, 139-147.</text:p>
          </table:table-cell>
          <table:table-cell table:number-columns-repeated="1019"/>
        </table:table-row>
        <table:table-row table:style-name="ro8">
          <table:table-cell office:value-type="string" calcext:value-type="string">
            <text:p>x</text:p>
          </table:table-cell>
          <table:table-cell office:value-type="string" calcext:value-type="string">
            <text:p>Schnell &amp; Yoav 2001</text:p>
          </table:table-cell>
          <table:table-cell office:value-type="float" office:value="2001" calcext:value-type="float">
            <text:p>2001</text:p>
          </table:table-cell>
          <table:table-cell/>
          <table:table-cell office:value-type="string" calcext:value-type="string">
            <text:p>Schnell, I.; Yoav, B. (2001). <text:span text:style-name="T4">The sociospatial isolation of agents in everyday life spaces as an aspect of segregation</text:span><text:span text:style-name="T13">.</text:span> <text:span text:style-name="T3">Annals of the Association of American Geographers,</text:span> 91(4), 622-636.</text:p>
          </table:table-cell>
          <table:table-cell table:number-columns-repeated="1019"/>
        </table:table-row>
        <table:table-row table:style-name="ro8">
          <table:table-cell office:value-type="string" calcext:value-type="string">
            <text:p>x</text:p>
          </table:table-cell>
          <table:table-cell office:value-type="string" calcext:value-type="string">
            <text:p>Wong &amp; Shaw 2011</text:p>
          </table:table-cell>
          <table:table-cell office:value-type="float" office:value="2011" calcext:value-type="float">
            <text:p>2011</text:p>
          </table:table-cell>
          <table:table-cell/>
          <table:table-cell office:value-type="string" calcext:value-type="string">
            <text:p>Wong, D. W.; Shaw, S. L. (2011). <text:span text:style-name="T4">Measuring segregation: An activity space approach.</text:span> <text:span text:style-name="T3">Journal of geographical systems</text:span>, 13(2), 127-145.</text:p>
          </table:table-cell>
          <table:table-cell table:number-columns-repeated="1019"/>
        </table:table-row>
        <table:table-row table:style-name="ro8">
          <table:table-cell office:value-type="string" calcext:value-type="string">
            <text:p>x</text:p>
          </table:table-cell>
          <table:table-cell office:value-type="string" calcext:value-type="string">
            <text:p>Kuusela 2010</text:p>
          </table:table-cell>
          <table:table-cell office:value-type="float" office:value="2010" calcext:value-type="float">
            <text:p>2010</text:p>
          </table:table-cell>
          <table:table-cell/>
          <table:table-cell office:value-type="string" calcext:value-type="string">
            <text:p>Kuusela, J. (2010). <text:span text:style-name="T3">MetrOP–alueen kouluista toisen asteen yhteishakuaineiston perusteella</text:span>. In Rimpelä, M.; Bernelius, V. (2010). Peruskoulujen oppimistulokset ja oppilaiden hyvinvointi eriytyvällä Helsingin seudulla: MetrOP–tutkimus 2010–2013. <text:span text:style-name="T3">Geotieteiden ja maantieteen laitoksen tutkimuksia </text:span><text:span text:style-name="T4">B1</text:span>, 38–43.</text:p>
          </table:table-cell>
          <table:table-cell table:number-columns-repeated="1019"/>
        </table:table-row>
        <table:table-row table:style-name="ro8">
          <table:table-cell office:value-type="string" calcext:value-type="string">
            <text:p>x</text:p>
          </table:table-cell>
          <table:table-cell office:value-type="string" calcext:value-type="string">
            <text:p>VOX 2018</text:p>
          </table:table-cell>
          <table:table-cell office:value-type="float" office:value="2018" calcext:value-type="float">
            <text:p>2018</text:p>
          </table:table-cell>
          <table:table-cell/>
          <table:table-cell office:value-type="string" calcext:value-type="string">
            <text:p>Chang, A. (2018). We can draw school zones to make classrooms less segregated. This is how well your district does. <text:span text:style-name="T3">VOX</text:span>. Vox media 2018. &lt;<text:a xlink:href="https://www.vox.com/2018/1/8/16822374/school-segregation-gerrymander-map" xlink:type="simple">https://www.vox.com/2018/1/8/16822374/school-segregation-gerrymander-map</text:a>&gt;</text:p>
          </table:table-cell>
          <table:table-cell table:number-columns-repeated="1019"/>
        </table:table-row>
        <table:table-row table:style-name="ro8">
          <table:table-cell office:value-type="string" calcext:value-type="string">
            <text:p>x</text:p>
          </table:table-cell>
          <table:table-cell table:style-name="ce6" office:value-type="string" calcext:value-type="string">
            <text:p>Gul &amp; Pesendorfer 2010</text:p>
          </table:table-cell>
          <table:table-cell office:value-type="float" office:value="2010" calcext:value-type="float">
            <text:p>2010</text:p>
          </table:table-cell>
          <table:table-cell/>
          <table:table-cell office:value-type="string" calcext:value-type="string">
            <text:p>Gul, F., &amp; Pesendorfer, W. (2010).<text:span text:style-name="T3"> </text:span><text:span text:style-name="T4">Strategic redistricting.</text:span><text:span text:style-name="T3"> American Economic Review</text:span>, 100(4), 1616-41.</text:p>
          </table:table-cell>
          <table:table-cell table:number-columns-repeated="1019"/>
        </table:table-row>
        <table:table-row table:style-name="ro1" table:number-rows-repeated="3">
          <table:table-cell table:number-columns-repeated="1024"/>
        </table:table-row>
        <table:table-row table:style-name="ro1">
          <table:table-cell table:number-columns-repeated="4"/>
          <table:table-cell table:formula="of:=(21*60)/100" office:value-type="float" office:value="12.6" calcext:value-type="float">
            <text:p>12.6</text:p>
          </table:table-cell>
          <table:table-cell table:number-columns-repeated="1019"/>
        </table:table-row>
        <table:table-row table:style-name="ro1" table:number-rows-repeated="104847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3">00/00/0000</text:date>, <text:time style:data-style-name="N2" text:time-value="22:29:34.540182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4-03T17:54:37.844196704</dc:date>
    <meta:editing-duration>P52DT15H42M16S</meta:editing-duration>
    <meta:editing-cycles>223</meta:editing-cycles>
    <meta:generator>LibreOffice/5.1.6.2$Linux_X86_64 LibreOffice_project/10m0$Build-2</meta:generator>
    <meta:document-statistic meta:table-count="2" meta:cell-count="484" meta:object-count="0"/>
  </office:meta>
</office:document-meta>
</file>